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4.177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845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21.31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0.91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3.886cm"/>
    </style:style>
    <style:style style:name="co14" style:family="table-column">
      <style:table-column-properties fo:break-before="auto" style:column-width="3.3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5.11cm"/>
    </style:style>
    <style:style style:name="co17" style:family="table-column">
      <style:table-column-properties fo:break-before="auto" style:column-width="4.277cm"/>
    </style:style>
    <style:style style:name="co18" style:family="table-column">
      <style:table-column-properties fo:break-before="auto" style:column-width="5.345cm"/>
    </style:style>
    <style:style style:name="co19" style:family="table-column">
      <style:table-column-properties fo:break-before="auto" style:column-width="2.863cm"/>
    </style:style>
    <style:style style:name="co20" style:family="table-column">
      <style:table-column-properties fo:break-before="auto" style:column-width="0.422cm"/>
    </style:style>
    <style:style style:name="co21" style:family="table-column">
      <style:table-column-properties fo:break-before="auto" style:column-width="0.982cm"/>
    </style:style>
    <style:style style:name="co22" style:family="table-column">
      <style:table-column-properties fo:break-before="auto" style:column-width="0.39cm"/>
    </style:style>
    <style:style style:name="co23" style:family="table-column">
      <style:table-column-properties fo:break-before="auto" style:column-width="5.115cm"/>
    </style:style>
    <style:style style:name="co24" style:family="table-column">
      <style:table-column-properties fo:break-before="auto" style:column-width="5.265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6.682cm"/>
    </style:style>
    <style:style style:name="co27" style:family="table-column">
      <style:table-column-properties fo:break-before="auto" style:column-width="1.494cm"/>
    </style:style>
    <style:style style:name="co28" style:family="table-column">
      <style:table-column-properties fo:break-before="auto" style:column-width="4.872cm"/>
    </style:style>
    <style:style style:name="co29" style:family="table-column">
      <style:table-column-properties fo:break-before="auto" style:column-width="6.369cm"/>
    </style:style>
    <style:style style:name="co30" style:family="table-column">
      <style:table-column-properties fo:break-before="auto" style:column-width="2.672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766cm"/>
    </style:style>
    <style:style style:name="co33" style:family="table-column">
      <style:table-column-properties fo:break-before="auto" style:column-width="0.706cm"/>
    </style:style>
    <style:style style:name="co34" style:family="table-column">
      <style:table-column-properties fo:break-before="auto" style:column-width="7.0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4cm" fo:break-before="auto" style:use-optimal-row-height="fals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2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3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2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ADEM DUMAN 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1">
          <table:table-cell/>
          <table:table-cell table:style-name="ce3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1-02-23" calcext:value-type="date">
            <text:p>23.02.2021</text:p>
          </table:table-cell>
          <table:table-cell office:value-type="string" calcext:value-type="string">
            <text:p>nakit ödeme 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1-03-30" calcext:value-type="date">
            <text:p>30.03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1-04-30" calcext:value-type="date">
            <text:p>30.04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1-05-30" calcext:value-type="date">
            <text:p>30.05.2021</text:p>
          </table:table-cell>
          <table:table-cell office:value-type="string" calcext:value-type="string">
            <text:p>Senet 2000 TL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1-06-30" calcext:value-type="date">
            <text:p>30.06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1-07-30" calcext:value-type="date">
            <text:p>30.07.2021</text:p>
          </table:table-cell>
          <table:table-cell office:value-type="string" calcext:value-type="string">
            <text:p>Senet 14000 TL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3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1-08-30" calcext:value-type="date">
            <text:p>30.08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21-09-30" calcext:value-type="date">
            <text:p>30.09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21-10-30" calcext:value-type="date">
            <text:p>30.10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21-11-30" calcext:value-type="date">
            <text:p>30.11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formula="of:=[.F23]+[.E24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21-12-30" calcext:value-type="date">
            <text:p>30.12.2021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formula="of:=[.F24]+[.E25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22-01-30" calcext:value-type="date">
            <text:p>30.01.2022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formula="of:=[.F25]+[.E26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22-02-28" calcext:value-type="date">
            <text:p>28.02.2022</text:p>
          </table:table-cell>
          <table:table-cell office:value-type="string" calcext:value-type="string">
            <text:p>Senet 2000 TL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üfe oranında artış önceki 7 senete eklenir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3 tüfe artışı</text:p>
          </table:table-cell>
          <table:table-cell office:value-type="string" calcext:value-type="string">
            <text:p>+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date" office:date-value="2022-03-30" calcext:value-type="date">
            <text:p>30.03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04-30" calcext:value-type="date">
            <text:p>30.04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05-30" calcext:value-type="date">
            <text:p>30.05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06-30" calcext:value-type="date">
            <text:p>30.06.202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date" office:date-value="2022-07-30" calcext:value-type="date">
            <text:p>30.07.2022</text:p>
          </table:table-cell>
          <table:table-cell table:number-columns-repeated="62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Borçlu Alacaklı Giriş" table:style-name="ta2">
        <table:table-column table:style-name="co7" table:default-cell-style-name="ce8"/>
        <table:table-column table:style-name="co8" table:default-cell-style-name="ce12"/>
        <table:table-column table:style-name="co9" table:default-cell-style-name="ce8"/>
        <table:table-column table:style-name="co10" table:number-columns-repeated="1021" table:default-cell-style-name="ce8"/>
        <table:table-row table:style-name="ro2">
          <table:table-cell table:style-name="ce54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4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76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ı Soyadı / Unvanı</text:p>
          </table:table-cell>
          <table:table-cell table:style-name="ce76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resi</text:p>
          </table:table-cell>
          <table:table-cell table:style-name="ce76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Dairesi</text:p>
          </table:table-cell>
          <table:table-cell table:style-name="ce76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No/TC Kimlik No</text:p>
          </table:table-cell>
          <table:table-cell table:style-name="ce76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76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Dairesi</text:p>
          </table:table-cell>
          <table:table-cell table:style-name="ce76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9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1"/>
        <table:table-column table:style-name="co16" table:default-cell-style-name="ce32"/>
        <table:table-column table:style-name="co17" table:default-cell-style-name="ce24"/>
        <table:table-column table:style-name="co18" table:default-cell-style-name="ce24"/>
        <table:table-column table:style-name="co19" table:number-columns-repeated="56" table:default-cell-style-name="Default"/>
        <table:table-row table:style-name="ro4">
          <table:table-cell table:style-name="ce79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79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4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" calcext:value-type="string">
            <text:p>Ondörtbin TL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4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" calcext:value-type="string">
            <text:p>İkibin TL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1" table:number-rows-repeated="3">
          <table:table-cell table:style-name="ce8"/>
          <table:table-cell table:style-name="ce23"/>
          <table:table-cell table:style-name="ce79" table:number-columns-repeated="2"/>
          <table:table-cell table:style-name="ce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Önizleme" table:style-name="ta4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20" table:default-cell-style-name="ce35"/>
        <table:table-column table:style-name="co10" table:number-columns-repeated="1008" table:default-cell-style-name="ce35"/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9] &amp;&quot;    - Taksit No: &quot; &amp; [.$D4]&amp;&quot;  &quot;" office:value-type="string" office:string-value="Bursa Fabrika Satış Mağazası – Adem Duman    - Taksit No: # 1 #" calcext:value-type="string" table:number-columns-spanned="1" table:number-rows-spanned="18">
            <text:p>Bursa Fabrika Satış Mağazası – Adem Duman <text:s text:c="3"/>- Taksit No: # 1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0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0"/>
          <table:table-cell table:style-name="ce120" table:number-columns-spanned="4" table:number-rows-spanned="1"/>
          <table:covered-table-cell table:number-columns-repeated="3" table:style-name="ce12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 table:number-columns-repeated="16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14" table:formula="of:=[.$D30] &amp;&quot;    - Taksit No: &quot; &amp; [.$D25]&amp;&quot;  &quot;" office:value-type="string" office:string-value="Bursa Fabrika Satış Mağazası – Adem Duman    - Taksit No: # 2 #" calcext:value-type="string" table:number-columns-spanned="1" table:number-rows-spanned="18">
            <text:p>Bursa Fabrika Satış Mağazası – Adem Duman <text:s text:c="3"/>- Taksit No: # 2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51] &amp;&quot;    - Taksit No: &quot; &amp; [.$D46]&amp;&quot;  &quot;" office:value-type="string" office:string-value="Bursa Fabrika Satış Mağazası – Adem Duman    - Taksit No: # 3 #" calcext:value-type="string" table:number-columns-spanned="1" table:number-rows-spanned="18">
            <text:p>Bursa Fabrika Satış Mağazası – Adem Duman <text:s text:c="3"/>- Taksit No: # 3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71] &amp;&quot;    - Taksit No: &quot; &amp; [.$D66]&amp;&quot;  &quot;" office:value-type="string" office:string-value="Bursa Fabrika Satış Mağazası – Adem Duman    - Taksit No: # 4 #" calcext:value-type="string" table:number-columns-spanned="1" table:number-rows-spanned="18">
            <text:p>Bursa Fabrika Satış Mağazası – Adem Duman <text:s text:c="3"/>- Taksit No: # 4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92] &amp;&quot;    - Taksit No: &quot; &amp; [.$D87]&amp;&quot;  &quot;" office:value-type="string" office:string-value="Bursa Fabrika Satış Mağazası – Adem Duman    - Taksit No: # 5 #" calcext:value-type="string" table:number-columns-spanned="1" table:number-rows-spanned="18">
            <text:p>Bursa Fabrika Satış Mağazası – Adem Duman <text:s text:c="3"/>- Taksit No: # 5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113] &amp;&quot;    - Taksit No: &quot; &amp; [.$D108]&amp;&quot;  &quot;" office:value-type="string" office:string-value="Bursa Fabrika Satış Mağazası – Adem Duman    - Taksit No: # 6 #" calcext:value-type="string" table:number-columns-spanned="1" table:number-rows-spanned="18">
            <text:p>Bursa Fabrika Satış Mağazası – Adem Duman <text:s text:c="3"/>- Taksit No: # 6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133] &amp;&quot;    - Taksit No: &quot; &amp; [.$D128]&amp;&quot;  &quot;" office:value-type="string" office:string-value="Bursa Fabrika Satış Mağazası – Adem Duman    - Taksit No: # 7 #" calcext:value-type="string" table:number-columns-spanned="1" table:number-rows-spanned="18">
            <text:p>Bursa Fabrika Satış Mağazası – Adem Duman <text:s text:c="3"/>- Taksit No: # 7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154] &amp;&quot;    - Taksit No: &quot; &amp; [.$D149]&amp;&quot;  &quot;" office:value-type="string" office:string-value="Bursa Fabrika Satış Mağazası – Adem Duman    - Taksit No: # 8 #" calcext:value-type="string" table:number-columns-spanned="1" table:number-rows-spanned="18">
            <text:p>Bursa Fabrika Satış Mağazası – Adem Duman <text:s text:c="3"/>- Taksit No: # 8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175] &amp;&quot;    - Taksit No: &quot; &amp; [.$D170]&amp;&quot;  &quot;" office:value-type="string" office:string-value="Bursa Fabrika Satış Mağazası – Adem Duman    - Taksit No: # 9 #" calcext:value-type="string" table:number-columns-spanned="1" table:number-rows-spanned="18">
            <text:p>Bursa Fabrika Satış Mağazası – Adem Duman <text:s text:c="3"/>- Taksit No: # 9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195] &amp;&quot;    - Taksit No: &quot; &amp; [.$D190]&amp;&quot;  &quot;" office:value-type="string" office:string-value="Bursa Fabrika Satış Mağazası – Adem Duman    - Taksit No: # 10 #" calcext:value-type="string" table:number-columns-spanned="1" table:number-rows-spanned="18">
            <text:p>Bursa Fabrika Satış Mağazası – Adem Duman <text:s text:c="3"/>- Taksit No: # 10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216] &amp;&quot;    - Taksit No: &quot; &amp; [.$D211]&amp;&quot;  &quot;" office:value-type="string" office:string-value="Bursa Fabrika Satış Mağazası – Adem Duman    - Taksit No: # 11 #" calcext:value-type="string" table:number-columns-spanned="1" table:number-rows-spanned="18">
            <text:p>Bursa Fabrika Satış Mağazası – Adem Duman <text:s text:c="3"/>- Taksit No: # 11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4" table:formula="of:=[.$D237] &amp;&quot;    - Taksit No: &quot; &amp; [.$D232]&amp;&quot;  &quot;" office:value-type="string" office:string-value="Bursa Fabrika Satış Mağazası – Adem Duman    - Taksit No: # 12 #" calcext:value-type="string" table:number-columns-spanned="1" table:number-rows-spanned="18">
            <text:p>Bursa Fabrika Satış Mağazası – Adem Duman <text:s text:c="3"/>- Taksit No: # 12 #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4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14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4"/>
          <table:table-cell table:style-name="ce115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4"/>
          <table:covered-table-cell table:number-columns-repeated="10" table:style-name="ce115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2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4"/>
          <table:table-cell table:style-name="ce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42" table:number-columns-repeated="2"/>
          <table:table-cell table:style-name="ce130" table:number-columns-spanned="2" table:number-rows-spanned="1"/>
          <table:covered-table-cell table:style-name="ce130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1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1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covered-table-cell table:number-columns-repeated="5" table:style-name="ce121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2"/>
          <table:covered-table-cell table:style-name="ce114"/>
          <table:covered-table-cell table:style-name="ce117"/>
          <table:table-cell table:style-name="ce122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2"/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2"/>
          <table:covered-table-cell table:style-name="ce114"/>
          <table:table-cell table:style-name="ce117" office:value-type="string" calcext:value-type="string" table:number-columns-spanned="1" table:number-rows-spanned="5">
            <text:p>KEFİL</text:p>
          </table:table-cell>
          <table:table-cell table:style-name="ce124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24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4"/>
          <table:covered-table-cell table:style-name="ce117"/>
          <table:table-cell table:style-name="ce121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1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14"/>
          <table:covered-table-cell table:style-name="ce117"/>
          <table:covered-table-cell table:number-columns-repeated="4" table:style-name="ce121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4"/>
          <table:covered-table-cell table:style-name="ce117"/>
          <table:table-cell table:style-name="ce122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2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14"/>
          <table:covered-table-cell table:style-name="ce117"/>
          <table:table-cell table:style-name="ce123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3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 table:number-rows-repeated="1048299">
          <table:table-cell table:number-columns-repeated="1024"/>
        </table:table-row>
        <table:table-row table:style-name="ro7" table:number-rows-repeated="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09:29:33.71889227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Taksit_20_Giriş" style:display-name="PageStyle_Senet Taksit Giriş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3-05T15:28:37</meta:print-date>
    <dc:date>2021-11-09T09:32:04.565254320</dc:date>
    <meta:editing-cycles>20</meta:editing-cycles>
    <meta:editing-duration>PT5H59M59S</meta:editing-duration>
    <meta:generator>LibreOffice/7.1.6.2$Linux_X86_64 LibreOffice_project/10$Build-2</meta:generator>
    <meta:document-statistic meta:table-count="4" meta:cell-count="633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